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Text_20_body">
      <style:text-properties officeooo:rsid="003af224" officeooo:paragraph-rsid="003af224"/>
    </style:style>
    <style:style style:name="P89" style:family="paragraph" style:parent-style-name="Text_20_body">
      <style:text-properties officeooo:rsid="003af224" officeooo:paragraph-rsid="004d5a1d"/>
    </style:style>
    <style:style style:name="P90" style:family="paragraph" style:parent-style-name="Standard">
      <style:text-properties officeooo:paragraph-rsid="003af224"/>
    </style:style>
    <style:style style:name="P91" style:family="paragraph" style:parent-style-name="Standard">
      <style:text-properties officeooo:paragraph-rsid="003feb3d"/>
    </style:style>
    <style:style style:name="P92" style:family="paragraph" style:parent-style-name="Standard">
      <style:text-properties officeooo:paragraph-rsid="00406af0"/>
    </style:style>
    <style:style style:name="P93" style:family="paragraph" style:parent-style-name="Text_20_body">
      <style:text-properties officeooo:rsid="003feb3d" officeooo:paragraph-rsid="003feb3d"/>
    </style:style>
    <style:style style:name="P94" style:family="paragraph" style:parent-style-name="Standard">
      <style:text-properties officeooo:rsid="0043c3a0" officeooo:paragraph-rsid="0043c3a0"/>
    </style:style>
    <style:style style:name="P95" style:family="paragraph" style:parent-style-name="Standard">
      <style:text-properties officeooo:rsid="00457f8a" officeooo:paragraph-rsid="00457f8a"/>
    </style:style>
    <style:style style:name="P96" style:family="paragraph" style:parent-style-name="Table_20_Contents">
      <style:text-properties officeooo:rsid="0044df77" officeooo:paragraph-rsid="0044df77"/>
    </style:style>
    <style:style style:name="P97" style:family="paragraph" style:parent-style-name="Table_20_Contents">
      <style:text-properties style:text-underline-style="solid" style:text-underline-width="auto" style:text-underline-color="font-color" officeooo:rsid="00457f8a" officeooo:paragraph-rsid="00457f8a"/>
    </style:style>
    <style:style style:name="P98"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9" style:family="paragraph" style:parent-style-name="Table_20_Contents">
      <style:text-properties officeooo:rsid="00471013" officeooo:paragraph-rsid="00471013"/>
    </style:style>
    <style:style style:name="P100" style:family="paragraph" style:parent-style-name="Table_20_Contents">
      <style:text-properties officeooo:rsid="0047fab3" officeooo:paragraph-rsid="0047fab3"/>
    </style:style>
    <style:style style:name="P101" style:family="paragraph" style:parent-style-name="Standard">
      <style:text-properties officeooo:rsid="0049be1e" officeooo:paragraph-rsid="0049be1e"/>
    </style:style>
    <style:style style:name="P102" style:family="paragraph" style:parent-style-name="Text_20_body">
      <style:text-properties officeooo:paragraph-rsid="00023bf2"/>
    </style:style>
    <style:style style:name="P103" style:family="paragraph" style:parent-style-name="Standard">
      <loext:graphic-properties draw:fill-gradient-name="gradient" draw:fill-hatch-name="hatch"/>
      <style:text-properties officeooo:rsid="005dbb24" officeooo:paragraph-rsid="005dbb24"/>
    </style:style>
    <style:style style:name="P104" style:family="paragraph" style:parent-style-name="Standard">
      <style:text-properties officeooo:rsid="0061e89a" officeooo:paragraph-rsid="0061e89a"/>
    </style:style>
    <style:style style:name="P105" style:family="paragraph" style:parent-style-name="Text_20_body">
      <style:text-properties officeooo:rsid="00636caf" officeooo:paragraph-rsid="00636caf"/>
    </style:style>
    <style:style style:name="P106" style:family="paragraph" style:parent-style-name="Standard">
      <style:text-properties officeooo:rsid="00653dc9" officeooo:paragraph-rsid="00653dc9"/>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text-properties officeooo:rsid="0015a10e" officeooo:paragraph-rsid="0015a10e"/>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Standard" style:list-style-name="L3">
      <style:text-properties officeooo:paragraph-rsid="0031719f"/>
    </style:style>
    <style:style style:name="P113" style:family="paragraph" style:parent-style-name="Standard" style:list-style-name="L3">
      <style:text-properties officeooo:rsid="0031719f" officeooo:paragraph-rsid="0031719f"/>
    </style:style>
    <style:style style:name="P114" style:family="paragraph" style:parent-style-name="Standard" style:list-style-name="L3">
      <style:text-properties officeooo:rsid="003229c1" officeooo:paragraph-rsid="003229c1"/>
    </style:style>
    <style:style style:name="P115" style:family="paragraph" style:parent-style-name="Standard" style:list-style-name="L3">
      <style:text-properties officeooo:rsid="00636caf" officeooo:paragraph-rsid="00636caf"/>
    </style:style>
    <style:style style:name="P116" style:family="paragraph" style:parent-style-name="Standard" style:list-style-name="L4">
      <style:text-properties officeooo:paragraph-rsid="003557a8"/>
    </style:style>
    <style:style style:name="P117" style:family="paragraph" style:parent-style-name="Standard" style:list-style-name="L4">
      <style:text-properties officeooo:rsid="003557a8" officeooo:paragraph-rsid="003557a8"/>
    </style:style>
    <style:style style:name="P118" style:family="paragraph" style:parent-style-name="Standard" style:list-style-name="L4">
      <style:text-properties officeooo:rsid="00567ff3" officeooo:paragraph-rsid="00567ff3"/>
    </style:style>
    <style:style style:name="P119" style:family="paragraph" style:parent-style-name="Table_20_Contents" style:list-style-name="L5">
      <style:text-properties officeooo:rsid="0044df77" officeooo:paragraph-rsid="00457f8a"/>
    </style:style>
    <style:style style:name="P120" style:family="paragraph" style:parent-style-name="Table_20_Contents" style:list-style-name="L5">
      <style:text-properties officeooo:rsid="00471013" officeooo:paragraph-rsid="00471013"/>
    </style:style>
    <style:style style:name="P121" style:family="paragraph" style:parent-style-name="Table_20_Contents" style:list-style-name="L6">
      <style:text-properties officeooo:rsid="0047fab3" officeooo:paragraph-rsid="0047fab3"/>
    </style:style>
    <style:style style:name="P122" style:family="paragraph" style:parent-style-name="Text_20_body" style:list-style-name="L1">
      <style:text-properties officeooo:paragraph-rsid="00023bf2"/>
    </style:style>
    <style:style style:name="P123" style:family="paragraph" style:parent-style-name="Text_20_body" style:list-style-name="L2">
      <style:text-properties officeooo:rsid="0003c916" officeooo:paragraph-rsid="0003c916"/>
    </style:style>
    <style:style style:name="P124" style:family="paragraph" style:parent-style-name="Text_20_body" style:list-style-name="L2">
      <style:text-properties officeooo:rsid="0003fcde" officeooo:paragraph-rsid="0003fcde"/>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officeooo:rsid="00680e85"/>
    </style:style>
    <style:style style:name="T101" style:family="text">
      <style:text-properties officeooo:rsid="00687479"/>
    </style:style>
    <style:style style:name="T102" style:family="text">
      <style:text-properties officeooo:rsid="0068b3b4"/>
    </style:style>
    <style:style style:name="T103" style:family="text">
      <style:text-properties officeooo:rsid="0069aa8a"/>
    </style:style>
    <style:style style:name="T10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3340183942" text:style-name="L1">
        <text:list-item>
          <text:p text:style-name="P122"><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2"><text:span text:style-name="T7">This </text:span><text:a xlink:type="simple" xlink:href="https://github.com/bob-g4bby/Bob-Edwards--Forth-Stuff/blob/main/ESP32/Simple%20Queues%20for%20ESP32forth.fth" text:style-name="Internet_20_link" text:visited-style-name="Visited_20_Internet_20_Link"><text:span text:style-name="T7">code </text:span></text:a><text:a xlink:type="simple" xlink:href="https://github.com/bob-g4bby/Bob-Edwards--Forth-Stuff/blob/main/ESP32/Simple%20Queues%20for%20ESP32forth.fth" text:style-name="Internet_20_link" text:visited-style-name="Visited_20_Internet_20_Link"><text:span text:style-name="T99">for creating as many </text:span></text:a><text:a xlink:type="simple" xlink:href="https://github.com/bob-g4bby/Bob-Edwards--Forth-Stuff/blob/main/ESP32/Simple%20Queues%20for%20ESP32forth.fth" text:style-name="Internet_20_link" text:visited-style-name="Visited_20_Internet_20_Link"><text:span text:style-name="T100">new </text:span></text:a><text:a xlink:type="simple" xlink:href="https://github.com/bob-g4bby/Bob-Edwards--Forth-Stuff/blob/main/ESP32/Simple%20Queues%20for%20ESP32forth.fth" text:style-name="Internet_20_link" text:visited-style-name="Visited_20_Internet_20_Link"><text:span text:style-name="T99">queues</text:span></text:a><text:span text:style-name="T99">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2"/>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7" text:outline-level="1"/>
      <text:h text:style-name="P108"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168497721" text:style-name="L2">
        <text:list-item>
          <text:p text:style-name="P123">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3">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4">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ext:span text:style-name="T102">which</text:span>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10" text:outline-level="2"/>
      <text:h text:style-name="P111"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9"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3">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103">a</text:spa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5">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26" xml:id="id1" draw:id="id1" svg:width="4.001cm" svg:height="3.904cm" svg:x="6.543cm" svg:y="0.157cm"><draw:text-box><text:p text:style-name="P125"><text:span text:style-name="T104">pet</text:span></text:p><text:p text:style-name="P125"><text:span text:style-name="T105"><text:s text:c="5"/></text:span><text:span text:style-name="T105">speak</text:span></text:p><text:p text:style-name="P125"><text:span text:style-name="T105"><text:s text:c="5"/></text:span><text:span text:style-name="T105">greet</text:span></text:p><text:p text:style-name="P125"><text:span text:style-name="T105"><text:s text:c="5"/></text:span><text:span text:style-name="T105">walk</text:span></text:p><text:p text:style-name="P125"><text:span text:style-name="T105"><text:s text:c="5"/></text:span><text:span text:style-name="T105">add.</text:span></text:p></draw:text-box></draw:frame><draw:frame draw:style-name="gr3" draw:text-style-name="P126" xml:id="id2" draw:id="id2" svg:width="3.5cm" svg:height="3.174cm" svg:x="3.043cm" svg:y="6.158cm"><draw:text-box><text:p text:style-name="P125"><text:span text:style-name="T104">cat</text:span></text:p><text:p text:style-name="P125"><text:span text:style-name="T105"><text:s text:c="5"/></text:span><text:span text:style-name="T105">speak’</text:span></text:p><text:p text:style-name="P125"><text:span text:style-name="T105"><text:s text:c="5"/></text:span><text:span text:style-name="T105">greet’</text:span></text:p><text:p text:style-name="P125"><text:span text:style-name="T105"><text:s text:c="5"/></text:span><text:span text:style-name="T105">happy</text:span></text:p></draw:text-box></draw:frame><draw:frame draw:style-name="gr4" draw:text-style-name="P126" xml:id="id3" draw:id="id3" svg:width="3.751cm" svg:height="3.5cm" svg:x="10.794cm" svg:y="6.158cm"><draw:text-box><text:p text:style-name="P125"><text:span text:style-name="T104">dog</text:span></text:p><text:p text:style-name="P125"><text:span text:style-name="T105"><text:s text:c="4"/></text:span><text:span text:style-name="T105">speak’</text:span></text:p><text:p text:style-name="P125"><text:span text:style-name="T105"><text:s text:c="5"/></text:span><text:span text:style-name="T105">greet’ </text:span></text:p></draw:text-box></draw:frame><draw:connector draw:style-name="gr5" draw:text-style-name="P127" draw:type="line" svg:x1="8.544cm" svg:y1="4.06cm" svg:x2="4.793cm" svg:y2="6.158cm" draw:start-shape="id1" draw:start-glue-point="2" draw:end-shape="id2" draw:end-glue-point="0" svg:d="M8544 4060l-3751 2098" svg:viewBox="0 0 3752 2099"><text:p/></draw:connector><draw:connector draw:style-name="gr6" draw:text-style-name="P127"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3395638858" text:style-name="L3">
        <text:list-item>
          <text:p text:style-name="P112"><text:span text:style-name="T64">To ensure that cat inherits all the behaviour of pet, we declare ‘</text:span><text:span text:style-name="T30">pet class</text:span><text:span text:style-name="T64">’ at the top, not ‘object class’</text:span></text:p>
        </text:list-item>
        <text:list-item>
          <text:p text:style-name="P113">You can see defining a new Method for ‘<text:span text:style-name="T27">happy</text:span>’ involve<text:span text:style-name="T87">s</text:span> no new syntax</text:p>
        </text:list-item>
        <text:list-item>
          <text:p text:style-name="P113">Neither does redefi<text:span text:style-name="T87">ni</text:span>ng ‘<text:span text:style-name="T27">speak</text:span>’ and ‘<text:span text:style-name="T27">greet</text:span>’ – just make sure the same names are used as in ‘pet’.</text:p>
        </text:list-item>
        <text:list-item>
          <text:p text:style-name="P114">We could have added more VARs, they’re declared just like normal</text:p>
        </text:list-item>
        <text:list-item>
          <text:p text:style-name="P115">If a <text:span text:style-name="T101">particular </text:span>Method needs i/o parameters on the data stack, make sure <text:span text:style-name="T101">the same Methods </text:span><text:s/><text:span text:style-name="T101">in </text:span>all pet Classes use the same <text:span text:style-name="T101">parameters</text:span></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2213557382" text:style-name="L4">
        <text:list-item>
          <text:p text:style-name="P116"><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7"><text:span text:style-name="T77">It m</text:span>eans we write less <text:span text:style-name="T67">source code and that’s good for readability too </text:span></text:p>
        </text:list-item>
        <text:list-item>
          <text:p text:style-name="P117">Allows us to code for related objects in a more general fashion e.g. We don’t care what kind of pet we’re dealing with, we can be confident that they’ll all speak</text:p>
        </text:list-item>
        <text:list-item>
          <text:p text:style-name="P118">When we add a new pet type – say donkey – we just create the new Class, we don’t have to fix any other locations in our code.</text:p>
        </text:list-item>
      </text:list>
      <text:p text:style-name="P83"/>
      <text:p text:style-name="Standard"/>
      <text:h text:style-name="P108"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69">Object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90"/>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h text:style-name="Heading_20_1" text:outline-level="1">Crash protection <text:span text:style-name="T71">(</text:span><text:span text:style-name="T72">health warning</text:span><text:span text:style-name="T71">)</text:span></text:h>
      <text:p text:style-name="P89">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8"/>
      <text:h text:style-name="Heading_20_1" text:outline-level="1">Initialising Objects</text:h>
      <text:p text:style-name="P93">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3"><text:soft-page-break/><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3"/>
      <text:p text:style-name="P93">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3">When we come to create some Objects it would be like this:-</text:p>
      <text:p text:style-name="P93"><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91"/>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2"/>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4">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8" text:outline-level="1">Appendix 1 Internal Stuctures</text:h>
      <text:p text:style-name="P94"/>
      <text:p text:style-name="P94">Mini-OOF constructs a couple of small tables, one when a Class is created, another when an Object is created. If you extend Mini-OOF, then knowing the makeup of these tables is useful:-</text:p>
      <text:p text:style-name="P94"/>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6"/>
          </table:table-cell>
          <table:table-cell table:style-name="Table29.B1" office:value-type="string">
            <text:p text:style-name="P97">OBJECT <text:s/>table</text:p>
          </table:table-cell>
          <table:table-cell table:style-name="Table29.C1" office:value-type="string">
            <text:p text:style-name="Table_20_Contents"/>
          </table:table-cell>
          <table:table-cell table:style-name="Table29.B1" office:value-type="string">
            <text:p text:style-name="P98">VTABLE</text:p>
          </table:table-cell>
          <table:table-cell table:style-name="Table29.E1" office:value-type="string">
            <text:p text:style-name="Table_20_Contents"/>
          </table:table-cell>
        </table:table-row>
        <table:table-row table:style-name="Table29.1">
          <table:table-cell table:style-name="Table29.A1" office:value-type="string">
            <text:p text:style-name="P96">Object → </text:p>
          </table:table-cell>
          <table:table-cell table:style-name="Table29.B2" office:value-type="string">
            <text:p text:style-name="P96">VTABLE pointer</text:p>
          </table:table-cell>
          <table:table-cell table:style-name="Table29.C1" office:value-type="string">
            <text:p text:style-name="Table_20_Contents"><text:s/>→ </text:p>
          </table:table-cell>
          <table:table-cell table:style-name="Table29.B2" office:value-type="string">
            <text:p text:style-name="P96">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6">VAR1</text:p>
          </table:table-cell>
          <table:table-cell table:style-name="Table29.C1" office:value-type="string">
            <text:p text:style-name="Table_20_Contents"/>
          </table:table-cell>
          <table:table-cell table:style-name="Table29.B2" office:value-type="string">
            <text:p text:style-name="P96">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2</text:p>
          </table:table-cell>
          <table:table-cell table:style-name="Table29.C1" office:value-type="string">
            <text:p text:style-name="Table_20_Contents"/>
          </table:table-cell>
          <table:table-cell table:style-name="Table29.B2" office:value-type="string">
            <text:p text:style-name="P96">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3</text:p>
          </table:table-cell>
          <table:table-cell table:style-name="Table29.C1" office:value-type="string">
            <text:p text:style-name="Table_20_Contents"/>
          </table:table-cell>
          <table:table-cell table:style-name="Table29.B2" office:value-type="string">
            <text:p text:style-name="P96">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etc..</text:p>
          </table:table-cell>
          <table:table-cell table:style-name="Table29.C1" office:value-type="string">
            <text:p text:style-name="Table_20_Contents"/>
          </table:table-cell>
          <table:table-cell table:style-name="Table29.B2" office:value-type="string">
            <text:p text:style-name="P96">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6"/>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6">etc.</text:p>
          </table:table-cell>
          <table:table-cell table:style-name="Table29.E1" office:value-type="string">
            <text:p text:style-name="Table_20_Contents"/>
          </table:table-cell>
        </table:table-row>
      </table:table>
      <text:p text:style-name="P94"/>
      <text:p text:style-name="P106">(All table entries are 1 cell in size)</text:p>
      <text:p text:style-name="P106"/>
      <text:p text:style-name="P101">If an Object is created using NEW or NEW: , then the Object table is placed in code space. If the Object is created using HNEW, then the Object table is created in the Heap.</text:p>
      <text:p text:style-name="P94"/>
      <text:p text:style-name="P95">When a Class is run, it places the address of it’s VTABLE on the data stack. This <text:span text:style-name="T81">table contains the following </text:span><text:span text:style-name="T85">e</text:span><text:span text:style-name="T81">ntries</text:span>:-</text:p>
      <text:p text:style-name="P95"/>
      <text:list xml:id="list102104863" text:style-name="L5">
        <text:list-item>
          <text:p text:style-name="P11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9">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0">A list of cells, each containing a pointer to the <text:span text:style-name="T98">code </text:span>start address <text:span text:style-name="T98">(xt)</text:span> of a Method in the order in which they were defined in the Class.</text:p>
        </text:list-item>
      </text:list>
      <text:p text:style-name="P99"/>
      <text:p text:style-name="P100">When an Object is run, it place<text:span text:style-name="T84">s</text:span> the address of the Object table on the stack <text:span text:style-name="T91">as the ‘Object ID’</text:span>. This table contains the following entries:-</text:p>
      <text:p text:style-name="P100"/>
      <text:list xml:id="list271688203" text:style-name="L6">
        <text:list-item>
          <text:p text:style-name="P121">VTABLE pointer – this cell contains a pointer to the Class’s VTABLE, so that the Object has access to it’s methods etc.</text:p>
        </text:list-item>
        <text:list-item>
          <text:p text:style-name="P121">The V<text:span text:style-name="T91">AR</text:span>s are then stored in the following cells in the order in which they were defined.</text:p>
        </text:list-item>
      </text:list>
      <text:p text:style-name="P100"/>
      <text:p text:style-name="P100">When a VAR is run, then it uses a stored offset to calculate the start address of the VAR within the OBJECT table. <text:span text:style-name="T84">The VAR start address is put on the data stack.</text:span></text:p>
      <text:p text:style-name="P100"/>
      <text:p text:style-name="P100">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7T08:49:44.816000000</dc:date>
    <meta:editing-duration>PT4H25M9S</meta:editing-duration>
    <meta:editing-cycles>65</meta:editing-cycles>
    <meta:generator>LibreOffice/7.2.7.2$Windows_X86_64 LibreOffice_project/8d71d29d553c0f7dcbfa38fbfda25ee34cce99a2</meta:generator>
    <meta:document-statistic meta:table-count="29" meta:image-count="0" meta:object-count="0" meta:page-count="12" meta:paragraph-count="246" meta:word-count="4044" meta:character-count="23245" meta:non-whitespace-character-count="17943"/>
  </office:meta>
</office:document-meta>
</file>